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font-name="monospace" fo:font-style="normal" fo:font-weight="normal"/>
    </style:style>
    <style:style style:name="P2" style:family="paragraph" style:parent-style-name="Text_20_body" style:list-style-name="L2">
      <style:text-properties fo:font-variant="normal" fo:text-transform="none" fo:color="#000000" style:font-name="monospace" fo:font-style="normal" fo:font-weight="normal"/>
    </style:style>
    <style:style style:name="P3" style:family="paragraph" style:parent-style-name="Text_20_body" style:list-style-name="L3">
      <style:text-properties fo:font-variant="normal" fo:text-transform="none" fo:color="#000000" style:font-name="monospace" fo:font-style="normal" fo:font-weight="normal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8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969696" style:font-name="monospace" fo:font-style="italic" fo:font-weight="normal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969696" style:font-name="monospace" fo:font-style="italic" fo:font-weight="normal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969696" style:font-name="monospace" fo:font-style="italic" fo:font-weight="normal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000000" style:font-name="monospace" fo:font-style="normal" fo:font-weight="normal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000000" style:font-name="monospace" fo:font-style="normal" fo:font-weight="normal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/>
    </style:style>
    <style:style style:name="P16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style:font-name="monospace" fo:background-color="#fafafa" loext:char-shading-value="0" loext:padding-left="0cm" loext:padding-right="0cm" loext:padding-top="0cm" loext:padding-bottom="0.079cm" loext:border-left="none" loext:border-right="none" loext:border-top="none" loext:border-bottom="0.06pt solid #cccccc"/>
    </style:style>
    <style:style style:name="T2" style:family="text">
      <style:text-properties style:font-name="monospace" fo:font-style="normal" fo:font-weight="normal"/>
    </style:style>
    <style:style style:name="T3" style:family="text">
      <style:text-properties fo:color="#0000e6"/>
    </style:style>
    <style:style style:name="T4" style:family="text">
      <style:text-properties fo:color="#0000e6" style:font-name="monospace" fo:font-style="normal" fo:font-weight="normal"/>
    </style:style>
    <style:style style:name="T5" style:family="text">
      <style:text-properties fo:color="#008000"/>
    </style:style>
    <style:style style:name="T6" style:family="text">
      <style:text-properties fo:color="#008000" style:font-name="monospace" fo:font-style="normal" fo:font-weight="normal"/>
    </style:style>
    <style:style style:name="T7" style:family="text">
      <style:text-properties fo:color="#e02929" style:font-name="monospace" fo:font-style="normal" fo:font-weight="normal"/>
    </style:style>
    <style:style style:name="T8" style:family="text">
      <style:text-properties fo:color="#000000"/>
    </style:style>
    <style:style style:name="T9" style:family="text">
      <style:text-properties fo:color="#000000" style:font-name="monospace" fo:font-style="normal" fo:font-weight="normal"/>
    </style:style>
    <style:style style:name="T10" style:family="text">
      <style:text-properties fo:color="#969696" style:font-name="monospace" fo:font-style="italic" fo:font-weight="normal"/>
    </style:style>
    <style:style style:name="T11" style:family="text">
      <style:text-properties fo:color="#ce7b00"/>
    </style:style>
    <style:style style:name="T12" style:family="text">
      <style:text-properties fo:color="#ce7b00" style:font-name="monospace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а повестке дня у нас тема хранение данных в бинарных файлах.<text:line-break/>У многих начинающих Java-программистов, и не только Java, возникает такой вопрос: как же нам сохранить данные быстро, легко, да и еще зашифровать? Начинается поиск по сети, возникает куча вопросов, появляется куча костылей с сложным построчным парсингом. Да и еще некоторые мастера начинают прибегать к регулярным выражениям. И что в итоге? Тормоза, непонятные ошибки, проблемы короче. Непонятные ошибки — в основном ошибки логики, забыл что на Windows вместо просто переноса\n комбинация из \n\r, функция разбиения начинает отсчет с нуля, а не единицы, да и на MacOS чего-то другое поведение. Мы от всего этого уйдем и напишем примеры сохранения карты в одном файле, хранение пар Имя=Значение и просто придумаем какой-нибудь формат хранения графики с сжатием.<text:line-break/><text:line-break/>Внимание!!! Я не буду делать примеров приложений, все чисто на теории и моих прошлых работах, которые мне приходилось делать. И описания методов стандартных классов не будут даны, смотри в <text:a xlink:type="simple" xlink:href="http://docs.oracle.com/javame/config/cldc/ref-impl/midp2.0/jsr118/overview-summary.html" text:style-name="Internet_20_link" text:visited-style-name="Visited_20_Internet_20_Link">документации</text:a>. Особенно умные еще проявят смекалку и дадут ответы на вопросы)<text:line-break/><text:line-break/>Начнем с того, что файл — этот набор <text:a xlink:type="simple" xlink:href="https://ru.wikipedia.org/wiki/Байт" text:style-name="Internet_20_link" text:visited-style-name="Visited_20_Internet_20_Link">байт</text:a> (так Pro100%CoolКодеры, попрошу здесь ваши мега-огурментации оставить при себе). Ну байт, это число которое может быть от нуля и до 256. Да вы знаете что все что вы сейчас видите — это набор байт в файлах, который обработали ваши программы и компьютер! Все байты в файл пишутся подряд, без каких либо разделителей и специальных вставок, просто как ты на доске, в тетраде пишешь цифры, так и в файл пишешь. <text:line-break/><text:line-break/>Аналогии к хранению данных в файле.<text:line-break/>Как мы записываем распорядок дня? Как мы записываем план работы нашей программы/функции? Вы поняли к чему я веду? А если и не поняли, то я напишу. Всегда при сохранении чего либо в файле мы должны записать изначально, что нам надо сделать с этими данными, сколько их, размер. И, это важно, сначала же их надо как-то записать. Далее у нас статья пойдет по ветке описания работы на конкретном примере (по другому никак, понять никак). <text:line-break/><text:line-break/>Нам надо сохранить массив байт (а может и int или других значений) в файл. Характеристиками нашего массива являются количество элементов и тип. Для хранения типа мы создадим несколько констант, чтоб потом при чтении нам легко было понять что мы храним в файле. Код:</text:p>
      <text:p text:style-name="P16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7996614774185645451" text:style-name="L1">
        <text:list-item>
          <text:p text:style-name="P6"><text:span text:style-name="T3">public</text:span> <text:span text:style-name="T3">static</text:span> <text:span text:style-name="T3">final</text:span> <text:span text:style-name="T3">byte</text:span> </text:p>
        </text:list-item>
        <text:list-item>
          <text:p text:style-name="P5">    <text:span text:style-name="T2">TYPE_BYTE </text:span><text:span text:style-name="T6">=</text:span><text:span text:style-name="T2"> </text:span><text:span text:style-name="T7">0</text:span><text:span text:style-name="T2">,</text:span></text:p>
        </text:list-item>
        <text:list-item>
          <text:p text:style-name="P5">    <text:span text:style-name="T2">TYPE_INT </text:span><text:span text:style-name="T6">=</text:span><text:span text:style-name="T2"> </text:span><text:span text:style-name="T7">1</text:span><text:span text:style-name="T2">,</text:span></text:p>
        </text:list-item>
        <text:list-item>
          <text:p text:style-name="P5">    <text:span text:style-name="T2">TYPE_STRING </text:span><text:span text:style-name="T6">=</text:span><text:span text:style-name="T2"> </text:span><text:span text:style-name="T7">2</text:span><text:span text:style-name="T6">;</text:span></text:p>
        </text:list-item>
        <text:list-item>
          <text:p text:style-name="P5"> </text:p>
        </text:list-item>
        <text:list-item>
          <text:p text:style-name="P6"><text:span text:style-name="T3">public</text:span> <text:span text:style-name="T3">void</text:span> writeByteData<text:span text:style-name="T8">(</text:span><text:span text:style-name="T3">byte</text:span><text:span text:style-name="T8">[]</text:span> data, OutputStream os<text:span text:style-name="T8">)</text:span> <text:span text:style-name="T3">throws</text:span> IOException <text:span text:style-name="T8">{</text:span></text:p>
        </text:list-item>
        <text:list-item>
          <text:p text:style-name="P9">// чтоб понятно было</text:p>
        </text:list-item>
        <text:list-item>
          <text:p text:style-name="P5">    <text:span text:style-name="T4">int</text:span><text:span text:style-name="T2"> dataLength </text:span><text:span text:style-name="T6">=</text:span><text:span text:style-name="T2"> data.</text:span><text:span text:style-name="T9">length</text:span><text:span text:style-name="T6">;</text:span></text:p>
        </text:list-item>
        <text:list-item>
          <text:p text:style-name="P5">    <text:span text:style-name="T4">byte</text:span><text:span text:style-name="T2"> currentType </text:span><text:span text:style-name="T6">=</text:span><text:span text:style-name="T2"> TYPE_BYTE</text:span><text:span text:style-name="T6">;</text:span></text:p>
        </text:list-item>
        <text:list-item>
          <text:p text:style-name="P5"> </text:p>
        </text:list-item>
        <text:list-item>
          <text:p text:style-name="P5"><text:soft-page-break/>    <text:span text:style-name="T2">DataOutputStream dos </text:span><text:span text:style-name="T6">=</text:span><text:span text:style-name="T2"> </text:span><text:span text:style-name="T4">new</text:span><text:span text:style-name="T2"> DataOutputStream</text:span><text:span text:style-name="T9">(</text:span><text:span text:style-name="T2">os</text:span><text:span text:style-name="T9">)</text:span><text:span text:style-name="T6">;</text:span><text:span text:style-name="T2"> </text:span><text:span text:style-name="T10">// нужен чтоб писать int, String и другие типы</text:span></text:p>
        </text:list-item>
        <text:list-item>
          <text:p text:style-name="P9">// а вот собственно запись, понятно?)</text:p>
        </text:list-item>
        <text:list-item>
          <text:p text:style-name="P5">    <text:span text:style-name="T2">dos.</text:span><text:span text:style-name="T9">write(</text:span><text:span text:style-name="T2">currentType</text:span><text:span text:style-name="T9">)</text:span><text:span text:style-name="T6">;</text:span></text:p>
        </text:list-item>
        <text:list-item>
          <text:p text:style-name="P5">    <text:span text:style-name="T2">dos.</text:span><text:span text:style-name="T9">writeInt(</text:span><text:span text:style-name="T2">dataLength</text:span><text:span text:style-name="T9">)</text:span><text:span text:style-name="T6">;</text:span></text:p>
        </text:list-item>
        <text:list-item>
          <text:p text:style-name="P5">    <text:span text:style-name="T2">dos.</text:span><text:span text:style-name="T9">write(</text:span><text:span text:style-name="T2">data, </text:span><text:span text:style-name="T7">0</text:span><text:span text:style-name="T2">, dataLength</text:span><text:span text:style-name="T9">)</text:span><text:span text:style-name="T6">;</text:span></text:p>
        </text:list-item>
        <text:list-item>
          <text:p text:style-name="P12">}</text:p>
        </text:list-item>
        <text:list-item>
          <text:p text:style-name="P5"> </text:p>
        </text:list-item>
        <text:list-item>
          <text:p text:style-name="P9">//Далее все по аналогии, только запись будет чуть другими функциями записываться</text:p>
        </text:list-item>
        <text:list-item>
          <text:p text:style-name="P6"><text:span text:style-name="T3">public</text:span> <text:span text:style-name="T3">void</text:span> writeIntData<text:span text:style-name="T8">(</text:span><text:span text:style-name="T3">int</text:span><text:span text:style-name="T8">[]</text:span> data, OutputStream os<text:span text:style-name="T8">)</text:span> <text:span text:style-name="T3">throws</text:span> IOException <text:span text:style-name="T8">{</text:span></text:p>
        </text:list-item>
        <text:list-item>
          <text:p text:style-name="P5">    <text:span text:style-name="T4">int</text:span><text:span text:style-name="T2"> dataLength </text:span><text:span text:style-name="T6">=</text:span><text:span text:style-name="T2"> data.</text:span><text:span text:style-name="T9">length</text:span><text:span text:style-name="T6">;</text:span></text:p>
        </text:list-item>
        <text:list-item>
          <text:p text:style-name="P5">    <text:span text:style-name="T4">byte</text:span><text:span text:style-name="T2"> currentType </text:span><text:span text:style-name="T6">=</text:span><text:span text:style-name="T2"> TYPE_INT</text:span><text:span text:style-name="T6">;</text:span></text:p>
        </text:list-item>
        <text:list-item>
          <text:p text:style-name="P5"> </text:p>
        </text:list-item>
        <text:list-item>
          <text:p text:style-name="P5">    <text:span text:style-name="T2">DataOutputStream dos </text:span><text:span text:style-name="T6">=</text:span><text:span text:style-name="T2"> </text:span><text:span text:style-name="T4">new</text:span><text:span text:style-name="T2"> DataOutputStream</text:span><text:span text:style-name="T9">(</text:span><text:span text:style-name="T2">os</text:span><text:span text:style-name="T9">)</text:span><text:span text:style-name="T6">;</text:span></text:p>
        </text:list-item>
        <text:list-item>
          <text:p text:style-name="P5">    <text:span text:style-name="T2">dos.</text:span><text:span text:style-name="T9">write(</text:span><text:span text:style-name="T2">currentType</text:span><text:span text:style-name="T9">)</text:span><text:span text:style-name="T6">;</text:span></text:p>
        </text:list-item>
        <text:list-item>
          <text:p text:style-name="P5">    <text:span text:style-name="T2">dos.</text:span><text:span text:style-name="T9">writeInt(</text:span><text:span text:style-name="T2">dataLength</text:span><text:span text:style-name="T9">)</text:span><text:span text:style-name="T6">;</text:span></text:p>
        </text:list-item>
        <text:list-item>
          <text:p text:style-name="P5">    <text:span text:style-name="T4">for</text:span><text:span text:style-name="T2"> </text:span><text:span text:style-name="T9">(</text:span><text:span text:style-name="T4">int</text:span><text:span text:style-name="T2"> i </text:span><text:span text:style-name="T6">=</text:span><text:span text:style-name="T2"> </text:span><text:span text:style-name="T7">0</text:span><text:span text:style-name="T6">;</text:span><text:span text:style-name="T2"> i </text:span><text:span text:style-name="T6">&lt;</text:span><text:span text:style-name="T2"> dataLength</text:span><text:span text:style-name="T6">;</text:span><text:span text:style-name="T2"> i</text:span><text:span text:style-name="T6">++</text:span><text:span text:style-name="T9">)</text:span><text:span text:style-name="T2"> </text:span><text:span text:style-name="T9">{</text:span></text:p>
        </text:list-item>
        <text:list-item>
          <text:p text:style-name="P5">         <text:span text:style-name="T2">dos.</text:span><text:span text:style-name="T9">writeInt(</text:span><text:span text:style-name="T2">data</text:span><text:span text:style-name="T9">[</text:span><text:span text:style-name="T2">i</text:span><text:span text:style-name="T9">])</text:span><text:span text:style-name="T6">;</text:span></text:p>
        </text:list-item>
        <text:list-item>
          <text:p text:style-name="P5">    <text:span text:style-name="T9">}</text:span></text:p>
        </text:list-item>
        <text:list-item>
          <text:p text:style-name="P12">}</text:p>
        </text:list-item>
        <text:list-item>
          <text:p text:style-name="P5"> </text:p>
        </text:list-item>
        <text:list-item>
          <text:p text:style-name="P6"><text:span text:style-name="T3">public</text:span> <text:span text:style-name="T3">void</text:span> writeStringData<text:span text:style-name="T8">(</text:span>String<text:span text:style-name="T8">[]</text:span> data, OutputStream os<text:span text:style-name="T8">)</text:span> <text:span text:style-name="T3">throws</text:span> IOException <text:span text:style-name="T8">{</text:span></text:p>
        </text:list-item>
        <text:list-item>
          <text:p text:style-name="P5">    <text:span text:style-name="T4">int</text:span><text:span text:style-name="T2"> dataLength </text:span><text:span text:style-name="T6">=</text:span><text:span text:style-name="T2"> data.</text:span><text:span text:style-name="T9">length</text:span><text:span text:style-name="T6">;</text:span></text:p>
        </text:list-item>
        <text:list-item>
          <text:p text:style-name="P5">    <text:span text:style-name="T4">byte</text:span><text:span text:style-name="T2"> currentType </text:span><text:span text:style-name="T6">=</text:span><text:span text:style-name="T2"> TYPE_STRING</text:span><text:span text:style-name="T6">;</text:span></text:p>
        </text:list-item>
        <text:list-item>
          <text:p text:style-name="P5"> </text:p>
        </text:list-item>
        <text:list-item>
          <text:p text:style-name="P5">    <text:span text:style-name="T2">DataOutputStream dos </text:span><text:span text:style-name="T6">=</text:span><text:span text:style-name="T2"> </text:span><text:span text:style-name="T4">new</text:span><text:span text:style-name="T2"> DataOutputStream</text:span><text:span text:style-name="T9">(</text:span><text:span text:style-name="T2">os</text:span><text:span text:style-name="T9">)</text:span><text:span text:style-name="T6">;</text:span></text:p>
        </text:list-item>
        <text:list-item>
          <text:p text:style-name="P5">    <text:span text:style-name="T2">dos.</text:span><text:span text:style-name="T9">write(</text:span><text:span text:style-name="T2">currentType</text:span><text:span text:style-name="T9">)</text:span><text:span text:style-name="T6">;</text:span></text:p>
        </text:list-item>
        <text:list-item>
          <text:p text:style-name="P5">    <text:span text:style-name="T2">dos.</text:span><text:span text:style-name="T9">writeInt(</text:span><text:span text:style-name="T2">dataLength</text:span><text:span text:style-name="T9">)</text:span><text:span text:style-name="T6">;</text:span></text:p>
        </text:list-item>
        <text:list-item>
          <text:p text:style-name="P5">    <text:span text:style-name="T4">for</text:span><text:span text:style-name="T2"> </text:span><text:span text:style-name="T9">(</text:span><text:span text:style-name="T4">int</text:span><text:span text:style-name="T2"> i </text:span><text:span text:style-name="T6">=</text:span><text:span text:style-name="T2"> </text:span><text:span text:style-name="T7">0</text:span><text:span text:style-name="T6">;</text:span><text:span text:style-name="T2"> i </text:span><text:span text:style-name="T6">&lt;</text:span><text:span text:style-name="T2"> dataLength</text:span><text:span text:style-name="T6">;</text:span><text:span text:style-name="T2"> i</text:span><text:span text:style-name="T6">++</text:span><text:span text:style-name="T9">)</text:span><text:span text:style-name="T2"> </text:span><text:span text:style-name="T9">{</text:span></text:p>
        </text:list-item>
        <text:list-item>
          <text:p text:style-name="P5">         <text:span text:style-name="T2">dos.</text:span><text:span text:style-name="T9">writeUTF(</text:span><text:span text:style-name="T2">data</text:span><text:span text:style-name="T9">[</text:span><text:span text:style-name="T2">i</text:span><text:span text:style-name="T9">])</text:span><text:span text:style-name="T6">;</text:span></text:p>
        </text:list-item>
        <text:list-item>
          <text:p text:style-name="P5">    <text:span text:style-name="T9">}</text:span></text:p>
        </text:list-item>
        <text:list-item>
          <text:p text:style-name="P1">}</text:p>
        </text:list-item>
      </text:list>
      <text:p text:style-name="P4"><text:line-break/>С записью закончили, теперь чтение. Здесь я сделаю очень и очень просто, просто три метода</text:p>
      <text:p text:style-name="Text_20_body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8653935520748266229" text:style-name="L2">
        <text:list-item>
          <text:p text:style-name="P10">// добавим массив строк с названиями типов. Для облегчения улавливания наших ошибок</text:p>
        </text:list-item>
        <text:list-item>
          <text:p text:style-name="P10">// метка №1 к  вопросу</text:p>
        </text:list-item>
        <text:list-item>
          <text:p text:style-name="P7"><text:soft-page-break/>String<text:span text:style-name="T8">[]</text:span> typeNames <text:span text:style-name="T5">=</text:span> <text:span text:style-name="T3">new</text:span> String<text:span text:style-name="T8">[]</text:span> <text:span text:style-name="T8">{</text:span><text:span text:style-name="T11">"Байт"</text:span>, <text:span text:style-name="T11">"Целое"</text:span>, <text:span text:style-name="T11">"Строка"</text:span> <text:span text:style-name="T8">}</text:span><text:span text:style-name="T5">;</text:span></text:p>
        </text:list-item>
        <text:list-item>
          <text:p text:style-name="P14"> </text:p>
        </text:list-item>
        <text:list-item>
          <text:p text:style-name="P7"><text:span text:style-name="T3">public</text:span> <text:span text:style-name="T3">byte</text:span><text:span text:style-name="T8">[]</text:span> readByteData<text:span text:style-name="T8">(</text:span>InputStream is<text:span text:style-name="T8">)</text:span> <text:span text:style-name="T3">throws</text:span> IOException, Exception<text:span text:style-name="T8">{</text:span></text:p>
        </text:list-item>
        <text:list-item>
          <text:p text:style-name="P14">    <text:span text:style-name="T2">DataInputStream dis </text:span><text:span text:style-name="T6">=</text:span><text:span text:style-name="T2"> </text:span><text:span text:style-name="T4">new</text:span><text:span text:style-name="T2"> DataInputStream</text:span><text:span text:style-name="T9">(</text:span><text:span text:style-name="T2">dis</text:span><text:span text:style-name="T9">)</text:span><text:span text:style-name="T6">;</text:span></text:p>
        </text:list-item>
        <text:list-item>
          <text:p text:style-name="P14"> </text:p>
        </text:list-item>
        <text:list-item>
          <text:p text:style-name="P14">    <text:span text:style-name="T4">byte</text:span><text:span text:style-name="T2"> currentType </text:span><text:span text:style-name="T6">=</text:span><text:span text:style-name="T2"> dis.</text:span><text:span text:style-name="T9">read()</text:span><text:span text:style-name="T6">;</text:span></text:p>
        </text:list-item>
        <text:list-item>
          <text:p text:style-name="P14">    <text:span text:style-name="T4">if</text:span><text:span text:style-name="T2"> </text:span><text:span text:style-name="T9">(</text:span><text:span text:style-name="T2">curreanType </text:span><text:span text:style-name="T6">!=</text:span><text:span text:style-name="T2"> TYPE_BYTE</text:span><text:span text:style-name="T9">)</text:span><text:span text:style-name="T2"> </text:span><text:span text:style-name="T9">{</text:span></text:p>
        </text:list-item>
        <text:list-item>
          <text:p text:style-name="P14">        <text:span text:style-name="T4">throw</text:span><text:span text:style-name="T2"> </text:span><text:span text:style-name="T4">new</text:span><text:span text:style-name="T2"> Exception</text:span><text:span text:style-name="T9">(</text:span><text:span text:style-name="T12">"Ошибочка! Мы читаем не тот тип! В файле: "</text:span><text:span text:style-name="T2"> </text:span><text:span text:style-name="T6">+</text:span><text:span text:style-name="T2"> typeNames</text:span><text:span text:style-name="T9">[</text:span><text:span text:style-name="T2">currentType</text:span><text:span text:style-name="T9">]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</text:p>
        </text:list-item>
        <text:list-item>
          <text:p text:style-name="P14">    <text:span text:style-name="T4">int</text:span><text:span text:style-name="T2"> dataLength </text:span><text:span text:style-name="T6">=</text:span><text:span text:style-name="T2"> dis.</text:span><text:span text:style-name="T9">readInt()</text:span><text:span text:style-name="T6">;</text:span></text:p>
        </text:list-item>
        <text:list-item>
          <text:p text:style-name="P14">    <text:span text:style-name="T4">byte</text:span><text:span text:style-name="T9">[]</text:span><text:span text:style-name="T2"> data </text:span><text:span text:style-name="T6">=</text:span><text:span text:style-name="T2"> </text:span><text:span text:style-name="T4">new</text:span><text:span text:style-name="T2"> Byte</text:span><text:span text:style-name="T9">[</text:span><text:span text:style-name="T2">dataLength</text:span><text:span text:style-name="T9">]</text:span><text:span text:style-name="T6">;</text:span></text:p>
        </text:list-item>
        <text:list-item>
          <text:p text:style-name="P14">    <text:span text:style-name="T4">if</text:span><text:span text:style-name="T2"> </text:span><text:span text:style-name="T9">(</text:span><text:span text:style-name="T2">dis.</text:span><text:span text:style-name="T9">readFully(</text:span><text:span text:style-name="T2">data</text:span><text:span text:style-name="T9">)</text:span><text:span text:style-name="T2"> </text:span><text:span text:style-name="T6">!=</text:span><text:span text:style-name="T2"> dataLength</text:span><text:span text:style-name="T9">)</text:span><text:span text:style-name="T2"> </text:span><text:span text:style-name="T9">{</text:span><text:span text:style-name="T2"> </text:span><text:span text:style-name="T10">// надо проверить, чтоб все было хорошо</text:span></text:p>
        </text:list-item>
        <text:list-item>
          <text:p text:style-name="P14">        <text:span text:style-name="T4">throw</text:span><text:span text:style-name="T2"> </text:span><text:span text:style-name="T4">new</text:span><text:span text:style-name="T2"> Excetion</text:span><text:span text:style-name="T9">(</text:span><text:span text:style-name="T12">"Ошибочка! Что-то пошло не так..."</text:span><text:span text:style-name="T9">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   <text:span text:style-name="T4">return</text:span><text:span text:style-name="T2"> data</text:span><text:span text:style-name="T6">;</text:span></text:p>
        </text:list-item>
        <text:list-item>
          <text:p text:style-name="P13">}</text:p>
        </text:list-item>
        <text:list-item>
          <text:p text:style-name="P14"> </text:p>
        </text:list-item>
        <text:list-item>
          <text:p text:style-name="P7"><text:span text:style-name="T3">public</text:span> <text:span text:style-name="T3">int</text:span><text:span text:style-name="T8">[]</text:span> readIntData<text:span text:style-name="T8">(</text:span>InputStream is<text:span text:style-name="T8">)</text:span> <text:span text:style-name="T3">throws</text:span> IOException, Exception<text:span text:style-name="T8">{</text:span></text:p>
        </text:list-item>
        <text:list-item>
          <text:p text:style-name="P14">    <text:span text:style-name="T2">DataInputStream dis </text:span><text:span text:style-name="T6">=</text:span><text:span text:style-name="T2"> </text:span><text:span text:style-name="T4">new</text:span><text:span text:style-name="T2"> DataInputStream</text:span><text:span text:style-name="T9">(</text:span><text:span text:style-name="T2">dis</text:span><text:span text:style-name="T9">)</text:span><text:span text:style-name="T6">;</text:span></text:p>
        </text:list-item>
        <text:list-item>
          <text:p text:style-name="P14"> </text:p>
        </text:list-item>
        <text:list-item>
          <text:p text:style-name="P14">    <text:span text:style-name="T4">byte</text:span><text:span text:style-name="T2"> currentType </text:span><text:span text:style-name="T6">=</text:span><text:span text:style-name="T2"> dis.</text:span><text:span text:style-name="T9">read()</text:span><text:span text:style-name="T6">;</text:span></text:p>
        </text:list-item>
        <text:list-item>
          <text:p text:style-name="P14">    <text:span text:style-name="T4">if</text:span><text:span text:style-name="T2"> </text:span><text:span text:style-name="T9">(</text:span><text:span text:style-name="T2">curreanType </text:span><text:span text:style-name="T6">!=</text:span><text:span text:style-name="T2"> TYPE_INT</text:span><text:span text:style-name="T9">)</text:span><text:span text:style-name="T2"> </text:span><text:span text:style-name="T9">{</text:span></text:p>
        </text:list-item>
        <text:list-item>
          <text:p text:style-name="P14">        <text:span text:style-name="T4">throw</text:span><text:span text:style-name="T2"> </text:span><text:span text:style-name="T4">new</text:span><text:span text:style-name="T2"> Exception</text:span><text:span text:style-name="T9">(</text:span><text:span text:style-name="T12">"Ошибочка! Мы читаем не тот тип! В файле: "</text:span><text:span text:style-name="T2"> </text:span><text:span text:style-name="T6">+</text:span><text:span text:style-name="T2"> typeNames</text:span><text:span text:style-name="T9">[</text:span><text:span text:style-name="T2">currentType</text:span><text:span text:style-name="T9">]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</text:p>
        </text:list-item>
        <text:list-item>
          <text:p text:style-name="P14">    <text:span text:style-name="T4">int</text:span><text:span text:style-name="T2"> dataLength </text:span><text:span text:style-name="T6">=</text:span><text:span text:style-name="T2"> dis.</text:span><text:span text:style-name="T9">readInt()</text:span><text:span text:style-name="T6">;</text:span></text:p>
        </text:list-item>
        <text:list-item>
          <text:p text:style-name="P14">    <text:span text:style-name="T4">int</text:span><text:span text:style-name="T9">[]</text:span><text:span text:style-name="T2"> data </text:span><text:span text:style-name="T6">=</text:span><text:span text:style-name="T2"> </text:span><text:span text:style-name="T4">new</text:span><text:span text:style-name="T2"> </text:span><text:span text:style-name="T4">int</text:span><text:span text:style-name="T9">[</text:span><text:span text:style-name="T2">dataLength</text:span><text:span text:style-name="T9">]</text:span><text:span text:style-name="T6">;</text:span></text:p>
        </text:list-item>
        <text:list-item>
          <text:p text:style-name="P14">    <text:span text:style-name="T4">int</text:span><text:span text:style-name="T2"> i </text:span><text:span text:style-name="T6">=</text:span><text:span text:style-name="T2"> </text:span><text:span text:style-name="T7">0</text:span><text:span text:style-name="T6">;</text:span></text:p>
        </text:list-item>
        <text:list-item>
          <text:p text:style-name="P14">    <text:span text:style-name="T4">for</text:span><text:span text:style-name="T2"> </text:span><text:span text:style-name="T9">(</text:span><text:span text:style-name="T6">;</text:span><text:span text:style-name="T2"> i </text:span><text:span text:style-name="T6">&lt;</text:span><text:span text:style-name="T2"> dataLength</text:span><text:span text:style-name="T6">;</text:span><text:span text:style-name="T2"> i</text:span><text:span text:style-name="T6">++</text:span><text:span text:style-name="T9">)</text:span><text:span text:style-name="T2"> </text:span><text:span text:style-name="T9">{</text:span></text:p>
        </text:list-item>
        <text:list-item>
          <text:p text:style-name="P14">        <text:span text:style-name="T2">data</text:span><text:span text:style-name="T9">[</text:span><text:span text:style-name="T2">i</text:span><text:span text:style-name="T9">]</text:span><text:span text:style-name="T2"> </text:span><text:span text:style-name="T6">=</text:span><text:span text:style-name="T2"> dis.</text:span><text:span text:style-name="T9">readInt(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   <text:span text:style-name="T4">if</text:span><text:span text:style-name="T2"> </text:span><text:span text:style-name="T9">(</text:span><text:span text:style-name="T2">i </text:span><text:span text:style-name="T6">!=</text:span><text:span text:style-name="T2"> dataLength</text:span><text:span text:style-name="T9">)</text:span><text:span text:style-name="T2"> </text:span><text:span text:style-name="T9">{</text:span><text:span text:style-name="T2"> </text:span><text:span text:style-name="T10">// надо проверить, чтоб все было хорошо</text:span></text:p>
        </text:list-item>
        <text:list-item>
          <text:p text:style-name="P14">        <text:span text:style-name="T4">throw</text:span><text:span text:style-name="T2"> </text:span><text:span text:style-name="T4">new</text:span><text:span text:style-name="T2"> Excetion</text:span><text:span text:style-name="T9">(</text:span><text:span text:style-name="T12">"Ошибочка! Что-то пошло не так..."</text:span><text:span text:style-name="T9">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   <text:span text:style-name="T4">return</text:span><text:span text:style-name="T2"> data</text:span><text:span text:style-name="T6">;</text:span></text:p>
        </text:list-item>
        <text:list-item>
          <text:p text:style-name="P13"><text:soft-page-break/>}</text:p>
        </text:list-item>
        <text:list-item>
          <text:p text:style-name="P14"> </text:p>
        </text:list-item>
        <text:list-item>
          <text:p text:style-name="P7"><text:span text:style-name="T3">public</text:span> String<text:span text:style-name="T8">[]</text:span> readStringData<text:span text:style-name="T8">(</text:span>InputStream is<text:span text:style-name="T8">)</text:span> <text:span text:style-name="T3">throws</text:span> IOException, Exception<text:span text:style-name="T8">{</text:span></text:p>
        </text:list-item>
        <text:list-item>
          <text:p text:style-name="P14">    <text:span text:style-name="T2">DataInputStream dis </text:span><text:span text:style-name="T6">=</text:span><text:span text:style-name="T2"> </text:span><text:span text:style-name="T4">new</text:span><text:span text:style-name="T2"> DataInputStream</text:span><text:span text:style-name="T9">(</text:span><text:span text:style-name="T2">dis</text:span><text:span text:style-name="T9">)</text:span><text:span text:style-name="T6">;</text:span></text:p>
        </text:list-item>
        <text:list-item>
          <text:p text:style-name="P14"> </text:p>
        </text:list-item>
        <text:list-item>
          <text:p text:style-name="P14">    <text:span text:style-name="T4">byte</text:span><text:span text:style-name="T2"> currentType </text:span><text:span text:style-name="T6">=</text:span><text:span text:style-name="T2"> dis.</text:span><text:span text:style-name="T9">read()</text:span><text:span text:style-name="T6">;</text:span></text:p>
        </text:list-item>
        <text:list-item>
          <text:p text:style-name="P14">    <text:span text:style-name="T4">if</text:span><text:span text:style-name="T2"> </text:span><text:span text:style-name="T9">(</text:span><text:span text:style-name="T2">curreanType </text:span><text:span text:style-name="T6">!=</text:span><text:span text:style-name="T2"> TYPE_STRING</text:span><text:span text:style-name="T9">)</text:span><text:span text:style-name="T2"> </text:span><text:span text:style-name="T9">{</text:span></text:p>
        </text:list-item>
        <text:list-item>
          <text:p text:style-name="P14">        <text:span text:style-name="T4">throw</text:span><text:span text:style-name="T2"> </text:span><text:span text:style-name="T4">new</text:span><text:span text:style-name="T2"> Exception</text:span><text:span text:style-name="T9">(</text:span><text:span text:style-name="T12">"Ошибочка! Мы читаем не тот тип! В файле: "</text:span><text:span text:style-name="T2"> </text:span><text:span text:style-name="T6">+</text:span><text:span text:style-name="T2"> typeNames</text:span><text:span text:style-name="T9">[</text:span><text:span text:style-name="T2">currentType</text:span><text:span text:style-name="T9">]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</text:p>
        </text:list-item>
        <text:list-item>
          <text:p text:style-name="P14">    <text:span text:style-name="T4">int</text:span><text:span text:style-name="T2"> dataLength </text:span><text:span text:style-name="T6">=</text:span><text:span text:style-name="T2"> dis.</text:span><text:span text:style-name="T9">readInt()</text:span><text:span text:style-name="T6">;</text:span></text:p>
        </text:list-item>
        <text:list-item>
          <text:p text:style-name="P14">    <text:span text:style-name="T2">String</text:span><text:span text:style-name="T9">[]</text:span><text:span text:style-name="T2"> data </text:span><text:span text:style-name="T6">=</text:span><text:span text:style-name="T2"> </text:span><text:span text:style-name="T4">new</text:span><text:span text:style-name="T2"> String</text:span><text:span text:style-name="T9">[</text:span><text:span text:style-name="T2">dataLength</text:span><text:span text:style-name="T9">]</text:span><text:span text:style-name="T6">;</text:span></text:p>
        </text:list-item>
        <text:list-item>
          <text:p text:style-name="P14">    <text:span text:style-name="T4">int</text:span><text:span text:style-name="T2"> i </text:span><text:span text:style-name="T6">=</text:span><text:span text:style-name="T2"> </text:span><text:span text:style-name="T7">0</text:span><text:span text:style-name="T6">;</text:span></text:p>
        </text:list-item>
        <text:list-item>
          <text:p text:style-name="P14">    <text:span text:style-name="T4">for</text:span><text:span text:style-name="T2"> </text:span><text:span text:style-name="T9">(</text:span><text:span text:style-name="T6">;</text:span><text:span text:style-name="T2"> i </text:span><text:span text:style-name="T6">&lt;</text:span><text:span text:style-name="T2"> dataLength</text:span><text:span text:style-name="T6">;</text:span><text:span text:style-name="T2"> i</text:span><text:span text:style-name="T6">++</text:span><text:span text:style-name="T9">)</text:span><text:span text:style-name="T2"> </text:span><text:span text:style-name="T9">{</text:span></text:p>
        </text:list-item>
        <text:list-item>
          <text:p text:style-name="P14">        <text:span text:style-name="T2">data</text:span><text:span text:style-name="T9">[</text:span><text:span text:style-name="T2">i</text:span><text:span text:style-name="T9">]</text:span><text:span text:style-name="T2"> </text:span><text:span text:style-name="T6">=</text:span><text:span text:style-name="T2"> dis.</text:span><text:span text:style-name="T9">readUTF(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   <text:span text:style-name="T4">if</text:span><text:span text:style-name="T2"> </text:span><text:span text:style-name="T9">(</text:span><text:span text:style-name="T2">i </text:span><text:span text:style-name="T6">!=</text:span><text:span text:style-name="T2"> dataLength</text:span><text:span text:style-name="T9">)</text:span><text:span text:style-name="T2"> </text:span><text:span text:style-name="T9">{</text:span><text:span text:style-name="T2"> </text:span><text:span text:style-name="T10">// надо проверить, чтоб все было хорошо</text:span></text:p>
        </text:list-item>
        <text:list-item>
          <text:p text:style-name="P14">        <text:span text:style-name="T4">throw</text:span><text:span text:style-name="T2"> </text:span><text:span text:style-name="T4">new</text:span><text:span text:style-name="T2"> Excetion</text:span><text:span text:style-name="T9">(</text:span><text:span text:style-name="T12">"Ошибочка! Что-то пошло не так..."</text:span><text:span text:style-name="T9">)</text:span><text:span text:style-name="T6">;</text:span></text:p>
        </text:list-item>
        <text:list-item>
          <text:p text:style-name="P14">    <text:span text:style-name="T9">}</text:span></text:p>
        </text:list-item>
        <text:list-item>
          <text:p text:style-name="P14">    <text:span text:style-name="T4">return</text:span><text:span text:style-name="T2"> data</text:span><text:span text:style-name="T6">;</text:span></text:p>
        </text:list-item>
        <text:list-item>
          <text:p text:style-name="P2">}</text:p>
        </text:list-item>
      </text:list>
      <text:p text:style-name="P4"><text:line-break/>Вот это примитивненько сделали. Можно вполне пользоваться и соблюдать определенную строгость с порядком чтения и записи — обязательно читаем все типы так как записали иначе будем ловить ошибки. Но это только начало наш дебют в шахматном понимании. Итак, переходим к миттельшпиле, будем улучшать процесс загрузки данных из файла. Например у нас имеются какие-то массивы с данными игрока для многопользовательской игры. Пусть это будет массив байт, не играет большой роли. Число игроков у нас каждый день растет и стает неудобно проходит по базе каждый раз для сохранения разных характеристик игрока. На этот случай мы можем ввести новый тип данных TYPE_PLAYER и с легкостью считывать его из файла способом выше. А что если мы хотим чтобы оно само читало из файла? Тогда сделаем следующим образом:</text:p>
      <text:p text:style-name="Text_20_body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3774903199489545875" text:style-name="L3">
        <text:list-item>
          <text:p text:style-name="P8"><text:span text:style-name="T3">public</text:span> <text:span text:style-name="T3">void</text:span> loadFile<text:span text:style-name="T8">(</text:span>InputStream is<text:span text:style-name="T8">)</text:span> <text:span text:style-name="T8">{</text:span></text:p>
        </text:list-item>
        <text:list-item>
          <text:p text:style-name="P15">    <text:span text:style-name="T2">DataInputStream dis </text:span><text:span text:style-name="T6">=</text:span><text:span text:style-name="T2"> </text:span><text:span text:style-name="T4">new</text:span><text:span text:style-name="T2"> DataInputStream</text:span><text:span text:style-name="T9">(</text:span><text:span text:style-name="T2">is</text:span><text:span text:style-name="T9">)</text:span><text:span text:style-name="T6">;</text:span></text:p>
        </text:list-item>
        <text:list-item>
          <text:p text:style-name="P15">    <text:span text:style-name="T4">int</text:span><text:span text:style-name="T2"> type </text:span><text:span text:style-name="T6">=</text:span><text:span text:style-name="T2"> </text:span><text:span text:style-name="T9">(</text:span><text:span text:style-name="T4">int</text:span><text:span text:style-name="T9">)</text:span><text:span text:style-name="T2">dis.</text:span><text:span text:style-name="T9">readByte()</text:span><text:span text:style-name="T6">;</text:span><text:span text:style-name="T2"> </text:span><text:span text:style-name="T10">// загружаем тип</text:span></text:p>
        </text:list-item>
        <text:list-item>
          <text:p text:style-name="P11">// метка №2</text:p>
        </text:list-item>
        <text:list-item>
          <text:p text:style-name="P15">    <text:span text:style-name="T4">switch</text:span><text:span text:style-name="T9">(</text:span><text:span text:style-name="T2">type</text:span><text:span text:style-name="T9">)</text:span><text:span text:style-name="T2"> </text:span><text:span text:style-name="T9">{</text:span></text:p>
        </text:list-item>
        <text:list-item>
          <text:p text:style-name="P15">        <text:span text:style-name="T4">case</text:span><text:span text:style-name="T2"> TYPE_PLAYER</text:span><text:span text:style-name="T6">:</text:span></text:p>
        </text:list-item>
        <text:list-item>
          <text:p text:style-name="P15"><text:soft-page-break/>            <text:span text:style-name="T4">byte</text:span><text:span text:style-name="T9">[]</text:span><text:span text:style-name="T2"> data </text:span><text:span text:style-name="T6">=</text:span><text:span text:style-name="T2"> </text:span><text:span text:style-name="T4">new</text:span><text:span text:style-name="T2"> </text:span><text:span text:style-name="T4">byte</text:span><text:span text:style-name="T9">[</text:span><text:span text:style-name="T2">dis.</text:span><text:span text:style-name="T9">readInt()]</text:span><text:span text:style-name="T6">;</text:span></text:p>
        </text:list-item>
        <text:list-item>
          <text:p text:style-name="P15">            <text:span text:style-name="T2">dis.</text:span><text:span text:style-name="T9">readFully(</text:span><text:span text:style-name="T2">data</text:span><text:span text:style-name="T9">)</text:span><text:span text:style-name="T6">;</text:span><text:span text:style-name="T2"> </text:span><text:span text:style-name="T10">// загружаем массив игрока</text:span></text:p>
        </text:list-item>
        <text:list-item>
          <text:p text:style-name="P15">            <text:span text:style-name="T2">players.</text:span><text:span text:style-name="T9">add(</text:span><text:span text:style-name="T4">new</text:span><text:span text:style-name="T2"> Player</text:span><text:span text:style-name="T9">(</text:span><text:span text:style-name="T2">data</text:span><text:span text:style-name="T9">))</text:span><text:span text:style-name="T6">;</text:span><text:span text:style-name="T2"> </text:span><text:span text:style-name="T10">// а это для примера, players это вектор или хеш-таблица, Player класс игрока</text:span></text:p>
        </text:list-item>
        <text:list-item>
          <text:p text:style-name="P15">        <text:span text:style-name="T4">break</text:span><text:span text:style-name="T6">;</text:span></text:p>
        </text:list-item>
        <text:list-item>
          <text:p text:style-name="P15">        <text:span text:style-name="T4">case</text:span><text:span text:style-name="T2"> TYPE_WORLD_CHUNK</text:span><text:span text:style-name="T6">:</text:span><text:span text:style-name="T2"> </text:span><text:span text:style-name="T10">// а это тип куска карты. Согласитесь, если у нас мир создается во время игры и растет во все стороны, то лучше бы было его загружать циклом</text:span></text:p>
        </text:list-item>
        <text:list-item>
          <text:p text:style-name="P15">            <text:span text:style-name="T4">byte</text:span><text:span text:style-name="T9">[]</text:span><text:span text:style-name="T2"> data </text:span><text:span text:style-name="T6">=</text:span><text:span text:style-name="T2"> </text:span><text:span text:style-name="T4">new</text:span><text:span text:style-name="T2"> </text:span><text:span text:style-name="T4">byte</text:span><text:span text:style-name="T9">[</text:span><text:span text:style-name="T2">dis.</text:span><text:span text:style-name="T9">readInt()]</text:span><text:span text:style-name="T6">;</text:span></text:p>
        </text:list-item>
        <text:list-item>
          <text:p text:style-name="P15">            <text:span text:style-name="T2">dis.</text:span><text:span text:style-name="T9">readFully(</text:span><text:span text:style-name="T2">data</text:span><text:span text:style-name="T9">)</text:span><text:span text:style-name="T6">;</text:span></text:p>
        </text:list-item>
        <text:list-item>
          <text:p text:style-name="P15">            <text:span text:style-name="T2">worldChunks.</text:span><text:span text:style-name="T9">add(</text:span><text:span text:style-name="T4">new</text:span><text:span text:style-name="T2"> WorldChunk</text:span><text:span text:style-name="T9">(</text:span><text:span text:style-name="T2">data</text:span><text:span text:style-name="T9">))</text:span><text:span text:style-name="T6">;</text:span></text:p>
        </text:list-item>
        <text:list-item>
          <text:p text:style-name="P15">        <text:span text:style-name="T4">break</text:span><text:span text:style-name="T6">;</text:span></text:p>
        </text:list-item>
        <text:list-item>
          <text:p text:style-name="P15">    <text:span text:style-name="T9">}</text:span></text:p>
        </text:list-item>
        <text:list-item>
          <text:p text:style-name="P3">}</text:p>
        </text:list-item>
      </text:list>
      <text:p text:style-name="Text_20_body"><text:line-break/>А теперь подключаем воображение и начинаем рисовать картиночки в головке как можно компактно хранить данные в файлах. И напоследок:<text:line-break/>1) в начале в файл можно записывать заголовок, чтобы распознавать "ваш ли это файл";<text:line-break/>2) можно прибежать к методам шифрования (криптографии) и защитить ваш файл от вскрытия злоумышленниками;<text:line-break/>3) есть множество алгоритмов сжатия данных, используйте их, экономьте место на диске пользователя;<text:line-break/>4) файл можно условно разделить на две области: основной заголовок где хранится общая информация о файле и тело файла, где хранятся ваши данные;<text:line-break/>5) так же можете добавить в заголовок поле с хешем данных в вашем файле для проверки его целостности;<text:line-break/>6) и самое главное опыты и фантазия.<text:line-break/><text:line-break/>Вопросы<text:line-break/>1. Скажите, почему я вправе был сделать так typeNames[currentType] (смотри метка №1)? Да и чего-то там там не хватает (без "не хватает" оно будет работать).<text:line-break/>2. Что произойдет, если мы подсунем не наш файл, а скажем песню? (все возможные ошибки которые могут встретится по коду).<text:line-break/>3. Почему код на метке №2 не будет работать динамически?<text:line-break/>4. Изначально я хотел написать больше примеров, но потом понял, как много мне придется писать вручную — теперь это ваше задание, по возможности могу помочь с отлавливанием ошибок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7:42:24.570071175</meta:creation-date>
    <dc:date>2021-10-28T17:42:44.457884840</dc:date>
    <meta:editing-duration>PT20S</meta:editing-duration>
    <meta:editing-cycles>1</meta:editing-cycles>
    <meta:document-statistic meta:table-count="0" meta:image-count="0" meta:object-count="0" meta:page-count="5" meta:paragraph-count="124" meta:word-count="1304" meta:character-count="8693" meta:non-whitespace-character-count="7156"/>
    <meta:generator>LibreOffice/5.1.2.2$Linux_X86_64 LibreOffice_project/10m0$Build-2</meta:generator>
  </office:meta>
</office:document-meta>
</file>